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d797" officeooo:paragraph-rsid="0005d797"/>
    </style:style>
    <style:style style:name="P2" style:family="paragraph" style:parent-style-name="Standard">
      <style:text-properties style:text-underline-style="none" officeooo:rsid="000e4a62" officeooo:paragraph-rsid="000670fb"/>
    </style:style>
    <style:style style:name="P3" style:family="paragraph" style:parent-style-name="Standard">
      <style:text-properties style:text-underline-style="none" officeooo:rsid="000670fb" officeooo:paragraph-rsid="000670fb"/>
    </style:style>
    <style:style style:name="T1" style:family="text">
      <style:text-properties officeooo:rsid="000670fb"/>
    </style:style>
    <style:style style:name="T2" style:family="text">
      <style:text-properties officeooo:rsid="00102a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ump – yok <text:s/>onu eklemeniz gerek <text:s text:c="2"/>jumpın mux u ve control unitin içine eklemeniz gerek</text:p>
      <text:p text:style-name="P1"/>
      <text:p text:style-name="P1"/>
      <text:p text:style-name="P1">Control unit </text:p>
      <text:p text:style-name="P1"/>
      <text:p text:style-name="P1">- yeni instructionları opcode larına göre çıkan sinyalleri ayarlamanız gerek</text:p>
      <text:p text:style-name="P1">- eski instructionların yeni sinyallerini ayarlamanız gerek ( mesela lw de link 0 olacak onun gibi )</text:p>
      <text:p text:style-name="P1"/>
      <text:p text:style-name="P1"/>
      <text:p text:style-name="P1">Alu Control</text:p>
      <text:p text:style-name="P1"/>
      <text:p text:style-name="P1">- burdan kontrol edilen sinyaller var ( reg_31_r , link_r ,jmor_mem, jump_mem, jalr ) bunlar R type için bazı instructionlarda 1 olması gerek onu ayarlamanız gerekiyor</text:p>
      <text:p text:style-name="P1"/>
      <text:p text:style-name="P1">- ANDI için alu op 11 oluyor <text:s/>alucontrol den çıkan 3 bitlik alu control output 000 a ayarlamanız gerek ( AND için )</text:p>
      <text:p text:style-name="P1"/>
      <text:p text:style-name="P1">- SRLV için 100 çıkıyor <text:s/>ALU nun içine 100 geldiğinde shift yapmasını sağlamanız gerekir</text:p>
      <text:p text:style-name="P1"><text:s/>function code 6</text:p>
      <text:p text:style-name="P1"/>
      <text:p text:style-name="P1">- JMOR <text:s/>da alu op 10 <text:s/>output 001 ( OR için ) <text:s/>function code 37</text:p>
      <text:p text:style-name="P1"/>
      <text:p text:style-name="P1">- JALR alu op 10 funct 9 <text:s text:c="3"/>output u ALU da hiç bir işlem yapmadan RS I çıkaran condition olmalı <text:span text:style-name="T1">(011)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ALUdan V değeri çıkcak <text:s/>registera kaydetcez</text:p>
      <text:p text:style-name="P2"/>
      <text:p text:style-name="P2"/>
      <text:p text:style-name="P2">Eklenen muxlar</text:p>
      <text:p text:style-name="P2"/>
      <text:p text:style-name="P2">1- <text:s/>Regdest den sonra bir tane mux</text:p>
      <text:p text:style-name="P2">- 0 a regdest den çıkan sonuç giriyor, <text:s/><text:tab/>1 e 31 değeri giriyor</text:p>
      <text:p text:style-name="P2">- bu mux u da reg_31 ile reg_31_r nin OR u kontrol ediyor</text:p>
      <text:p text:style-name="P2"/>
      <text:p text:style-name="P2">2- Write Data dan önce bir tane mux </text:p>
      <text:p text:style-name="P2"/>
      <text:p text:style-name="P2">- 0 değerine <text:s text:c="2"/>memory veya aludan gelen değer giriyor</text:p>
      <text:p text:style-name="P2">- 1 değerine <text:s/>PC + 4 giriyor</text:p>
      <text:p text:style-name="P2">- bu mux u link ile link_r nin OR u kontrol ediyor</text:p>
      <text:p text:style-name="P2"/>
      <text:p text:style-name="P2"/>
      <text:p text:style-name="P2">3- <text:s/>zerodan sonra bir tane mux </text:p>
      <text:p text:style-name="P2"/>
      <text:p text:style-name="P2">- 0 değerine aludan çıkan zero giriyor</text:p>
      <text:p text:style-name="P2">- 1 değerine bunun inverti giriyor</text:p>
      <text:p text:style-name="P2">- bu mux u b_inver<text:span text:style-name="T2">t</text:span> kontrol ediyor</text:p>
      <text:p text:style-name="P2"/>
      <text:p text:style-name="P2"/>
      <text:p text:style-name="P2">4- b_invert ten sonra bir tane mux daha </text:p>
      <text:p text:style-name="P2">- 0 değerine önceki muxdan çıkan değer giriyor</text:p>
      <text:p text:style-name="P2">- 1 değerive Status registerdeki V nin değeri giriyor</text:p>
      <text:p text:style-name="P2">- bu mux u BALV sinyali kontrol ediyor</text:p>
      <text:p text:style-name="P2"/>
      <text:p text:style-name="P2"/>
      <text:p text:style-name="P2">5- jump dan sonra bir tane mux daha</text:p>
      <text:p text:style-name="P2"/>
      <text:p text:style-name="P2">-0 değerine jumpdan sonra çıkan değer giriyor</text:p>
      <text:p text:style-name="P2"/>
      <text:p text:style-name="P2">-1 değerinede memtoreg muxundan çıkan değer giriyor</text:p>
      <text:p text:style-name="P2">- bu mux u jump_mem sinyali kontrol ediyor</text:p>
      <text:p text:style-name="P2"/>
      <text:p text:style-name="P2"/>
      <text:p text:style-name="P3">Yeni eklenen or ve xor lar</text:p>
      <text:p text:style-name="P3"/>
      <text:p text:style-name="P3">3 or 1 xor</text:p>
      <text:p text:style-name="P3"/>
      <text:p text:style-name="P3">- Reg dest in olduğu mux biraz değişti <text:s/>onun control sinyali</text:p>
      <text:p text:style-name="P3"/>
      <text:p text:style-name="P3">regdest XOR jalr <text:s text:c="2"/>nin sonucu</text:p>
      <text:p text:style-name="P3"/>
      <text:p text:style-name="P3"/>
      <text:p text:style-name="P3">- memtoreg mux u <text:s/>biraz değişti <text:s text:c="2"/>onun control sinyali</text:p>
      <text:p text:style-name="P3"/>
      <text:p text:style-name="P3">memtoreg OR jmor_mem <text:s/>in sonucu 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20T23:13:21.999500089</meta:creation-date>
    <dc:date>2020-05-20T23:30:55.743140685</dc:date>
    <meta:editing-duration>PT7M23S</meta:editing-duration>
    <meta:editing-cycles>1</meta:editing-cycles>
    <meta:document-statistic meta:table-count="0" meta:image-count="0" meta:object-count="0" meta:page-count="2" meta:paragraph-count="38" meta:word-count="353" meta:character-count="1911" meta:non-whitespace-character-count="1563"/>
    <meta:generator>LibreOffice/6.3.4.2$Linux_X86_64 LibreOffice_project/30$Build-2</meta:generator>
  </office:meta>
</office:document-meta>
</file>